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IME TAKEN IN RANDOM ORDER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N(inputs)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219" calcext:value-type="float">
            <text:p>0.001219</text:p>
          </table:table-cell>
          <table:table-cell office:value-type="float" office:value="0.002806" calcext:value-type="float">
            <text:p>0.002806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99" calcext:value-type="float">
            <text:p>0.0000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0.010224" calcext:value-type="float">
            <text:p>0.010224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203" calcext:value-type="float">
            <text:p>0.0002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05889" calcext:value-type="float">
            <text:p>0.005889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03" calcext:value-type="float">
            <text:p>0.0004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20154" calcext:value-type="float">
            <text:p>0.020154</text:p>
          </table:table-cell>
          <table:table-cell office:value-type="float" office:value="0.043863" calcext:value-type="float">
            <text:p>0.043863</text:p>
          </table:table-cell>
          <table:table-cell office:value-type="float" office:value="0.010808" calcext:value-type="float">
            <text:p>0.010808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000448" calcext:value-type="float">
            <text:p>0.0004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30442" calcext:value-type="float">
            <text:p>0.030442</text:p>
          </table:table-cell>
          <table:table-cell office:value-type="float" office:value="0.081659" calcext:value-type="float">
            <text:p>0.081659</text:p>
          </table:table-cell>
          <table:table-cell office:value-type="float" office:value="0.017079" calcext:value-type="float">
            <text:p>0.017079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547" calcext:value-type="float">
            <text:p>0.00054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67165" calcext:value-type="float">
            <text:p>0.067165</text:p>
          </table:table-cell>
          <table:table-cell office:value-type="float" office:value="0.172447" calcext:value-type="float">
            <text:p>0.172447</text:p>
          </table:table-cell>
          <table:table-cell office:value-type="float" office:value="0.036963" calcext:value-type="float">
            <text:p>0.036963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0897" calcext:value-type="float">
            <text:p>0.0008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325789" calcext:value-type="float">
            <text:p>0.325789</text:p>
          </table:table-cell>
          <table:table-cell office:value-type="float" office:value="0.064928" calcext:value-type="float">
            <text:p>0.064928</text:p>
          </table:table-cell>
          <table:table-cell office:value-type="float" office:value="0.001504" calcext:value-type="float">
            <text:p>0.001504</text:p>
          </table:table-cell>
          <table:table-cell office:value-type="float" office:value="0.001181" calcext:value-type="float">
            <text:p>0.001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5:21:01.852899356</meta:creation-date>
    <dc:date>2023-08-24T15:54:39.050644223</dc:date>
    <meta:editing-duration>PT15M48S</meta:editing-duration>
    <meta:editing-cycles>2</meta:editing-cycles>
    <meta:generator>LibreOffice/7.3.7.2$Linux_X86_64 LibreOffice_project/30$Build-2</meta:generator>
    <meta:document-statistic meta:table-count="1" meta:cell-count="49" meta:object-count="0"/>
  </office:meta>
</office:document-meta>
</file>